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1in" fo:margin-right="0in" fo:text-indent="-0.25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u, como pessoa que toma medicamentos gostaria de ser lembrado do horário de tomar minhas medicações</text:p>
      <text:list xml:id="list2918623250" text:style-name="WWNum1">
        <text:list-item>
          <text:p text:style-name="P1">Eu, como pessoa que toma medicamentos gostaria de receber notificações no dia e horário para lembrar as medicações</text:p>
        </text:list-item>
        <text:list-item>
          <text:p text:style-name="P1">Eu, como pessoa que toma medicamentos gostaria de poder cadastrar medicamentos</text:p>
        </text:list-item>
        <text:list-item>
          <text:p text:style-name="P1">Eu, como pessoa que toma medicamentos gostaria de configurar as opções de horário e de repetição dos medicamentos</text:p>
        </text:list-item>
      </text:list>
      <text:p text:style-name="P2"/>
      <text:p text:style-name="P2"/>
      <text:p text:style-name="Standard">Eu, como pessoa cuida de alguém que toma medicamentos gostaria de poder auxiliar essa pessoa a tomar seus medicamentos nos horários corretos</text:p>
      <text:list xml:id="list123300925694088" text:continue-numbering="true" text:style-name="WWNum1">
        <text:list-item>
          <text:p text:style-name="P1">Eu, como pessoa cuida de alguém que toma medicamentos gostaria de poder verificar se a pessoa tomou o medicamento</text:p>
        </text:list-item>
        <text:list-item>
          <text:p text:style-name="P1">Eu, como pessoa cuida de alguém que toma medicamentos gostaria de ter um histórico das medicações tomadas</text:p>
        </text:list-item>
        <text:list-item>
          <text:p text:style-name="P1">Eu, como pessoa cuida de alguém que toma medicamentos gostaria de manter um controle de estoque dos medicament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145" meta:character-count="881" meta:non-whitespace-character-count="750"/>
    <meta:generator>LibreOfficeDev/6.0.5.2$Linux_X86_64 LibreOffice_project/</meta:generator>
  </office:meta>
</office:document-meta>
</file>